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80000061A2CCA48ADC9C8E33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98mm" style:rel-column-width="8729*"/>
    </style:style>
    <style:style style:name="Table1.B" style:family="table-column">
      <style:table-column-properties style:column-width="182.03mm" style:rel-column-width="56806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officeooo:rsid="0015cc59"/>
    </style:style>
    <style:style style:name="T2" style:family="text">
      <style:text-properties officeooo:rsid="0016d69e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man_start_page.png" text:anchor-type="paragraph" svg:width="210.01mm" svg:height="264.53mm" draw:z-index="0"><draw:image xlink:href="Pictures/10000201000004D80000061A2CCA48ADC9C8E337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Frame_20_contents">Ver. <text:span text:style-name="T1">1</text:span>.<text:span text:style-name="T1">01</text:span> – 0<text:span text:style-name="T2">5</text:span>/2020</text:p>
            <text:p text:style-name="Frame_20_contents">www.envox.hr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6.2.4.2$Linux_X86_64 LibreOffice_project/2412653d852ce75f65fbfa83fb7e7b669a126d64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2" meta:character-count="120" meta:non-whitespace-character-count="103"/>
    <meta:user-defined meta:name="WebPublish_HTML_Profile">EEZ (HTML)</meta:user-defined>
  </office:meta>
</office:document-meta>
</file>